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37599999999998pt" style:use-optimal-row-height="true"/>
    </style:style>
    <style:style style:name="ACOL-0" style:family="table-column">
      <style:table-column-properties style:column-width="64.00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35cm solid #000000"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 style:family="table-cell" style:data-style-name="General">
      <style:table-cell-properties fo:background-color="transparent" gnm:background-colour="#ffffff" gnm:pattern-colour="#000000" gnm:pattern="0" fo:border-top="0.000cm none #c7c7c7" fo:border-bottom="0.000cm none #c7c7c7" fo:border-left="0.035cm solid #000000"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666666" fo:font-family="Arial"/>
    </style:style>
    <style:style style:name="ACE-4"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5"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6"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7"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8"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9"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10"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2"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13"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14"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15"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16"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17"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18"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19"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20"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21"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22"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23"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24"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25"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26"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27"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28"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29"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30"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31"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32"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9pt" fo:color="#0000ff" fo:font-family="Arial"/>
    </style:style>
    <style:style style:name="ACE-33" style:family="table-cell" style:data-style-name="General">
      <style:table-cell-properties fo:background-color="transparent" gnm:background-colour="#ffffff" gnm:pattern-colour="#000000" gnm:pattern="0" fo:border-top="0.000cm none #c7c7c7" fo:border-bottom="0.000cm none #c7c7c7"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4" style:family="table-cell" style:data-style-name="ND-0">
      <style:table-cell-properties fo:background-color="transparent" gnm:background-colour="#ffffff" gnm:pattern-colour="#000000" gnm:pattern="0" fo:border-top="0.000cm none #c7c7c7" fo:border-bottom="0.000cm none #c7c7c7"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5" style:family="table-cell" style:data-style-name="General">
      <style:table-cell-properties fo:background-color="transparent" gnm:background-colour="#ffffff" gnm:pattern-colour="#000000" gnm:pattern="0" fo:border-top="0.000cm none #c7c7c7" fo:border-bottom="0.000cm none #c7c7c7"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6" style:family="table-cell" style:data-style-name="General">
      <style:table-cell-properties fo:background-color="transparent" gnm:background-colour="#ffffff" gnm:pattern-colour="#000000" gnm:pattern="0" fo:border-top="0.000cm none #c7c7c7" fo:border-bottom="0.000cm none #c7c7c7"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666666" fo:font-family="Arial"/>
    </style:style>
    <style:style style:name="ACE-37"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38"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39"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40"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41"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42"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43" style:family="table-cell" style:data-style-name="General">
      <style:table-cell-properties fo:background-color="transparent" gnm:background-colour="#ffffff" gnm:pattern-colour="#000000" gnm:pattern="0" fo:border-top="0.000cm none #c7c7c7" fo:border-bottom="0.000cm none #c7c7c7"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44"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45"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46"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47"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48"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49"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50"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51"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52"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53"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54"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55"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56"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57"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58"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59"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60"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61"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62"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63"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64"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65"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66"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67"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68"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69"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70"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71"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72"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73"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74"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75"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76"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77"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78"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79"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80"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81"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82"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83"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84"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85"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86"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87"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88"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89"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90"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91"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92"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93"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94"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95"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96"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97"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98"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99"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100"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101"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102"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103"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none"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104" style:family="table-cell" style:data-style-name="General">
      <style:table-cell-properties fo:background-color="transparent" gnm:background-colour="#ffffff" gnm:pattern-colour="#000000" gnm:pattern="0" fo:border-top="0.000cm none #c7c7c7" fo:border-bottom="0.000cm none #c7c7c7"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0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10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0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0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9pt" fo:color="#000000" fo:font-family="Arial"/>
    </style:style>
    <style:style style:name="ACE-10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391.5504pt" style:use-optimal-column-width="true"/>
    </style:style>
    <style:style style:name="ACOL-2" style:family="table-column">
      <style:table-column-properties style:column-width="96.4944pt" style:use-optimal-column-width="true"/>
    </style:style>
    <style:style style:name="ACOL-3" style:family="table-column">
      <style:table-column-properties style:column-width="48pt" style:use-optimal-column-width="true"/>
    </style:style>
    <style:style style:name="ACOL-4" style:family="table-column">
      <style:table-column-properties style:column-width="280.86206896551727pt" style:use-optimal-column-width="false"/>
    </style:style>
    <style:style style:name="AROW-1" style:family="table-row">
      <style:table-row-properties style:row-height="13.2408pt" style:use-optimal-row-height="true"/>
    </style:style>
    <style:style style:name="AROW-2" style:family="table-row">
      <style:table-row-properties style:row-height="181.8432pt" style:use-optimal-row-height="false"/>
    </style:style>
    <style:style style:name="AROW-3" style:family="table-row">
      <style:table-row-properties style:row-height="40.903200000000005pt" style:use-optimal-row-height="false"/>
    </style:style>
    <style:style style:name="AROW-4" style:family="table-row">
      <style:table-row-properties style:row-height="30.0456pt" style:use-optimal-row-height="false"/>
    </style:style>
    <style:style style:name="AROW-5" style:family="table-row">
      <style:table-row-properties style:row-height="20.037599999999998pt" style:use-optimal-row-height="false"/>
    </style:style>
    <style:style style:name="AROW-6" style:family="table-row">
      <style:table-row-properties style:row-height="51.760799999999996pt" style:use-optimal-row-height="false"/>
    </style:style>
    <style:style style:name="AROW-7"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content-validations>
        <table:content-validation table:name="VAL-0" table:allow-empty-cell="true" table:display-list="unsorted" table:base-cell-address="$'Sheet1'.C15" table:condition="of:cell-content-is-in-list({0.5;1;2;4;8;12;16;20;24;36;48;72;96})">
          <table:error-message table:display="true" table:message-type="stop"/>
        </table:content-validation>
        <table:content-validation table:name="VAL-1" table:allow-empty-cell="true" table:display-list="unsorted" table:base-cell-address="$'Sheet1'.C17" table:condition="of:cell-content-is-in-list({0.5;1;2;4;8;12;16;20;24;36;48;72;96})">
          <table:error-message table:display="true" table:message-type="stop"/>
        </table:content-validation>
        <table:content-validation table:name="VAL-2" table:allow-empty-cell="true" table:display-list="unsorted" table:base-cell-address="$'Sheet1'.C19" table:condition="of:cell-content-is-in-list({0.5;1;2;4;8;12;16;20;24;36;48;72;96})">
          <table:error-message table:display="true" table:message-type="stop"/>
        </table:content-validation>
        <table:content-validation table:name="VAL-3" table:allow-empty-cell="true" table:display-list="unsorted" table:base-cell-address="$'Sheet1'.C21" table:condition="of:cell-content-is-in-list({0.5;1;2;4;8;12;16;20;24;36;48;72;96})">
          <table:error-message table:display="true" table:message-type="stop"/>
        </table:content-validation>
        <table:content-validation table:name="VAL-4" table:allow-empty-cell="true" table:display-list="unsorted" table:base-cell-address="$'Sheet1'.C23" table:condition="of:cell-content-is-in-list({0.5;1;2;4;8;12;16;20;24;36;48;72;96})">
          <table:error-message table:display="true" table:message-type="stop"/>
        </table:content-validation>
        <table:content-validation table:name="VAL-5" table:allow-empty-cell="true" table:display-list="unsorted" table:base-cell-address="$'Sheet1'.C25" table:condition="of:cell-content-is-in-list({0.5;1;2;4;8;12;16;20;24;36;48;72;96})">
          <table:error-message table:display="true" table:message-type="stop"/>
        </table:content-validation>
        <table:content-validation table:name="VAL-6" table:allow-empty-cell="true" table:display-list="unsorted" table:base-cell-address="$'Sheet1'.C31" table:condition="of:cell-content-is-in-list({0.5;1;2;4;8;12;16;20;24;36;48;72;96})">
          <table:error-message table:display="true" table:message-type="stop"/>
        </table:content-validation>
        <table:content-validation table:name="VAL-7" table:allow-empty-cell="true" table:display-list="unsorted" table:base-cell-address="$'Sheet1'.C33" table:condition="of:cell-content-is-in-list({0.5;1;2;4;8;12;16;20;24;36;48;72;96})">
          <table:error-message table:display="true" table:message-type="stop"/>
        </table:content-validation>
        <table:content-validation table:name="VAL-8" table:allow-empty-cell="true" table:display-list="unsorted" table:base-cell-address="$'Sheet1'.C35" table:condition="of:cell-content-is-in-list({0.5;1;2;4;8;12;16;20;24;36;48;72;96})">
          <table:error-message table:display="true" table:message-type="stop"/>
        </table:content-validation>
        <table:content-validation table:name="VAL-9" table:allow-empty-cell="true" table:display-list="unsorted" table:base-cell-address="$'Sheet1'.C37" table:condition="of:cell-content-is-in-list({0.5;1;2;4;8;12;16;20;24;36;48;72;96})">
          <table:error-message table:display="true" table:message-type="stop"/>
        </table:content-validation>
        <table:content-validation table:name="VAL-10" table:allow-empty-cell="true" table:display-list="unsorted" table:base-cell-address="$'Sheet1'.C39" table:condition="of:cell-content-is-in-list({0.5;1;2;4;8;12;16;20;24;36;48;72;96})">
          <table:error-message table:display="true" table:message-type="stop"/>
        </table:content-validation>
        <table:content-validation table:name="VAL-11" table:allow-empty-cell="true" table:display-list="unsorted" table:base-cell-address="$'Sheet1'.C41" table:condition="of:cell-content-is-in-list({0.5;1;2;4;8;12;16;20;24;36;48;72;96})">
          <table:error-message table:display="true" table:message-type="stop"/>
        </table:content-validation>
        <table:content-validation table:name="VAL-12" table:allow-empty-cell="true" table:display-list="unsorted" table:base-cell-address="$'Sheet1'.C43" table:condition="of:cell-content-is-in-list({0.5;1;2;4;8;12;16;20;24;36;48;72;96})">
          <table:error-message table:display="true" table:message-type="stop"/>
        </table:content-validation>
        <table:content-validation table:name="VAL-13" table:allow-empty-cell="true" table:display-list="unsorted" table:base-cell-address="$'Sheet1'.C45" table:condition="of:cell-content-is-in-list({0.5;1;2;4;8;12;16;20;24;36;48;72;96})">
          <table:error-message table:display="true" table:message-type="stop"/>
        </table:content-validation>
        <table:content-validation table:name="VAL-14" table:allow-empty-cell="true" table:display-list="unsorted" table:base-cell-address="$'Sheet1'.C47" table:condition="of:cell-content-is-in-list({0.5;1;2;4;8;12;16;20;24;36;48;72;96})">
          <table:error-message table:display="true" table:message-type="stop"/>
        </table:content-validation>
        <table:content-validation table:name="VAL-15" table:allow-empty-cell="true" table:display-list="unsorted" table:base-cell-address="$'Sheet1'.C49" table:condition="of:cell-content-is-in-list({0.5;1;2;4;8;12;16;20;24;36;48;72;96})">
          <table:error-message table:display="true" table:message-type="stop"/>
        </table:content-validation>
        <table:content-validation table:name="VAL-16" table:allow-empty-cell="true" table:display-list="unsorted" table:base-cell-address="$'Sheet1'.C51" table:condition="of:cell-content-is-in-list({0.5;1;2;4;8;12;16;20;24;36;48;72;96})">
          <table:error-message table:display="true" table:message-type="stop"/>
        </table:content-validation>
        <table:content-validation table:name="VAL-17" table:allow-empty-cell="true" table:display-list="unsorted" table:base-cell-address="$'Sheet1'.C53" table:condition="of:cell-content-is-in-list({0.5;1;2;4;8;12;16;20;24;36;48;72;96})">
          <table:error-message table:display="true" table:message-type="stop"/>
        </table:content-validation>
        <table:content-validation table:name="VAL-18" table:allow-empty-cell="true" table:display-list="unsorted" table:base-cell-address="$'Sheet1'.C55" table:condition="of:cell-content-is-in-list({0.5;1;2;4;8;12;16;20;24;36;48;72;96})">
          <table:error-message table:display="true" table:message-type="stop"/>
        </table:content-validation>
        <table:content-validation table:name="VAL-19" table:allow-empty-cell="true" table:display-list="unsorted" table:base-cell-address="$'Sheet1'.C57" table:condition="of:cell-content-is-in-list({0.5;1;2;4;8;12;16;20;24;36;48;72;96})">
          <table:error-message table:display="true" table:message-type="stop"/>
        </table:content-validation>
        <table:content-validation table:name="VAL-20" table:allow-empty-cell="true" table:display-list="unsorted" table:base-cell-address="$'Sheet1'.C59" table:condition="of:cell-content-is-in-list({0.5;1;2;4;8;12;16;20;24;36;48;72;96})">
          <table:error-message table:display="true" table:message-type="stop"/>
        </table:content-validation>
        <table:content-validation table:name="VAL-21" table:allow-empty-cell="true" table:display-list="unsorted" table:base-cell-address="$'Sheet1'.C61" table:condition="of:cell-content-is-in-list({0.5;1;2;4;8;12;16;20;24;36;48;72;96})">
          <table:error-message table:display="true" table:message-type="stop"/>
        </table:content-validation>
        <table:content-validation table:name="VAL-22" table:allow-empty-cell="true" table:display-list="unsorted" table:base-cell-address="$'Sheet1'.C63" table:condition="of:cell-content-is-in-list({0.5;1;2;4;8;12;16;20;24;36;48;72;96})">
          <table:error-message table:display="true" table:message-type="stop"/>
        </table:content-validation>
        <table:content-validation table:name="VAL-23" table:allow-empty-cell="true" table:display-list="unsorted" table:base-cell-address="$'Sheet1'.C65" table:condition="of:cell-content-is-in-list({0.5;1;2;4;8;12;16;20;24;36;48;72;96})">
          <table:error-message table:display="true" table:message-type="stop"/>
        </table:content-validation>
        <table:content-validation table:name="VAL-24" table:allow-empty-cell="true" table:display-list="unsorted" table:base-cell-address="$'Sheet1'.C67" table:condition="of:cell-content-is-in-list({0.5;1;2;4;8;12;16;20;24;36;48;72;96})">
          <table:error-message table:display="true" table:message-type="stop"/>
        </table:content-validation>
        <table:content-validation table:name="VAL-25" table:allow-empty-cell="true" table:display-list="unsorted" table:base-cell-address="$'Sheet1'.C69" table:condition="of:cell-content-is-in-list({0.5;1;2;4;8;12;16;20;24;36;48;72;96})">
          <table:error-message table:display="true" table:message-type="stop"/>
        </table:content-validation>
        <table:content-validation table:name="VAL-26" table:allow-empty-cell="true" table:display-list="unsorted" table:base-cell-address="$'Sheet1'.C71" table:condition="of:cell-content-is-in-list({0.5;1;2;4;8;12;16;20;24;36;48;72;96})">
          <table:error-message table:display="true" table:message-type="stop"/>
        </table:content-validation>
        <table:content-validation table:name="VAL-27" table:allow-empty-cell="true" table:display-list="unsorted" table:base-cell-address="$'Sheet1'.C77" table:condition="of:cell-content-is-in-list({0.5;1;2;4;8;12;16;20;24;36;48;72;96})">
          <table:error-message table:display="true" table:message-type="stop"/>
        </table:content-validation>
        <table:content-validation table:name="VAL-28" table:allow-empty-cell="true" table:display-list="unsorted" table:base-cell-address="$'Sheet1'.C79" table:condition="of:cell-content-is-in-list({0.5;1;2;4;8;12;16;20;24;36;48;72;96})">
          <table:error-message table:display="true" table:message-type="stop"/>
        </table:content-validation>
        <table:content-validation table:name="VAL-29" table:allow-empty-cell="true" table:display-list="unsorted" table:base-cell-address="$'Sheet1'.C81" table:condition="of:cell-content-is-in-list({0.5;1;2;4;8;12;16;20;24;36;48;72;96})">
          <table:error-message table:display="true" table:message-type="stop"/>
        </table:content-validation>
        <table:content-validation table:name="VAL-30" table:allow-empty-cell="true" table:display-list="unsorted" table:base-cell-address="$'Sheet1'.C87" table:condition="of:cell-content-is-in-list({0.5;1;2;4;8;12;16;20;24;36;48;72;96})">
          <table:error-message table:display="true" table:message-type="stop"/>
        </table:content-validation>
        <table:content-validation table:name="VAL-31" table:allow-empty-cell="true" table:display-list="unsorted" table:base-cell-address="$'Sheet1'.C89" table:condition="of:cell-content-is-in-list({0.5;1;2;4;8;12;16;20;24;36;48;72;96})">
          <table:error-message table:display="true" table:message-type="stop"/>
        </table:content-validation>
        <table:content-validation table:name="VAL-32" table:allow-empty-cell="true" table:display-list="unsorted" table:base-cell-address="$'Sheet1'.C91" table:condition="of:cell-content-is-in-list({0.5;1;2;4;8;12;16;20;24;36;48;72;96})">
          <table:error-message table:display="true" table:message-type="stop"/>
        </table:content-validation>
        <table:content-validation table:name="VAL-33" table:allow-empty-cell="true" table:display-list="unsorted" table:base-cell-address="$'Sheet1'.C97" table:condition="of:cell-content-is-in-list({0.5;1;2;4;8;12;16;20;24;36;48;72;96})">
          <table:error-message table:display="true" table:message-type="stop"/>
        </table:content-validation>
        <table:content-validation table:name="VAL-34" table:allow-empty-cell="true" table:display-list="unsorted" table:base-cell-address="$'Sheet1'.C103" table:condition="of:cell-content-is-in-list({0.5;1;2;4;8;12;16;20;24;36;48;72;96})">
          <table:error-message table:display="true" table:message-type="stop"/>
        </table:content-validation>
        <table:content-validation table:name="VAL-35" table:allow-empty-cell="true" table:display-list="unsorted" table:base-cell-address="$'Sheet1'.C105" table:condition="of:cell-content-is-in-list({0.5;1;2;4;8;12;16;20;24;36;48;72;96})">
          <table:error-message table:display="true" table:message-type="stop"/>
        </table:content-validation>
        <table:content-validation table:name="VAL-36" table:allow-empty-cell="true" table:display-list="unsorted" table:base-cell-address="$'Sheet1'.C107" table:condition="of:cell-content-is-in-list({0.5;1;2;4;8;12;16;20;24;36;48;72;96})">
          <table:error-message table:display="true" table:message-type="stop"/>
        </table:content-validation>
        <table:content-validation table:name="VAL-37" table:allow-empty-cell="true" table:display-list="unsorted" table:base-cell-address="$'Sheet1'.C109" table:condition="of:cell-content-is-in-list({0.5;1;2;4;8;12;16;20;24;36;48;72;96})">
          <table:error-message table:display="true" table:message-type="stop"/>
        </table:content-validation>
        <table:content-validation table:name="VAL-38" table:allow-empty-cell="true" table:display-list="unsorted" table:base-cell-address="$'Sheet1'.C111" table:condition="of:cell-content-is-in-list({0.5;1;2;4;8;12;16;20;24;36;48;72;96})">
          <table:error-message table:display="true" table:message-type="stop"/>
        </table:content-validation>
        <table:content-validation table:name="VAL-39" table:allow-empty-cell="true" table:display-list="unsorted" table:base-cell-address="$'Sheet1'.C113" table:condition="of:cell-content-is-in-list({0.5;1;2;4;8;12;16;20;24;36;48;72;96})">
          <table:error-message table:display="true" table:message-type="stop"/>
        </table:content-validation>
        <table:content-validation table:name="VAL-40" table:allow-empty-cell="true" table:display-list="unsorted" table:base-cell-address="$'Sheet1'.C115" table:condition="of:cell-content-is-in-list({0.5;1;2;4;8;12;16;20;24;36;48;72;96})">
          <table:error-message table:display="true" table:message-type="stop"/>
        </table:content-validation>
        <table:content-validation table:name="VAL-41" table:allow-empty-cell="true" table:display-list="unsorted" table:base-cell-address="$'Sheet1'.C117" table:condition="of:cell-content-is-in-list({0.5;1;2;4;8;12;16;20;24;36;48;72;96})">
          <table:error-message table:display="true" table:message-type="stop"/>
        </table:content-validation>
        <table:content-validation table:name="VAL-42" table:allow-empty-cell="true" table:display-list="unsorted" table:base-cell-address="$'Sheet1'.C119" table:condition="of:cell-content-is-in-list({0.5;1;2;4;8;12;16;20;24;36;48;72;96})">
          <table:error-message table:display="true" table:message-type="stop"/>
        </table:content-validation>
        <table:content-validation table:name="VAL-43" table:allow-empty-cell="true" table:display-list="unsorted" table:base-cell-address="$'Sheet1'.C121" table:condition="of:cell-content-is-in-list({0.5;1;2;4;8;12;16;20;24;36;48;72;96})">
          <table:error-message table:display="true" table:message-type="stop"/>
        </table:content-validation>
        <table:content-validation table:name="VAL-44" table:allow-empty-cell="true" table:display-list="unsorted" table:base-cell-address="$'Sheet1'.C123" table:condition="of:cell-content-is-in-list({0.5;1;2;4;8;12;16;20;24;36;48;72;96})">
          <table:error-message table:display="true" table:message-type="stop"/>
        </table:content-validation>
        <table:content-validation table:name="VAL-45" table:allow-empty-cell="true" table:display-list="unsorted" table:base-cell-address="$'Sheet1'.C125" table:condition="of:cell-content-is-in-list({0.5;1;2;4;8;12;16;20;24;36;48;72;96})">
          <table:error-message table:display="true" table:message-type="stop"/>
        </table:content-validation>
        <table:content-validation table:name="VAL-46" table:allow-empty-cell="true" table:display-list="unsorted" table:base-cell-address="$'Sheet1'.C127" table:condition="of:cell-content-is-in-list({0.5;1;2;4;8;12;16;20;24;36;48;72;96})">
          <table:error-message table:display="true" table:message-type="stop"/>
        </table:content-validation>
        <table:content-validation table:name="VAL-47" table:allow-empty-cell="true" table:display-list="unsorted" table:base-cell-address="$'Sheet1'.C129" table:condition="of:cell-content-is-in-list({0.5;1;2;4;8;12;16;20;24;36;48;72;96})">
          <table:error-message table:display="true" table:message-type="stop"/>
        </table:content-validation>
        <table:content-validation table:name="VAL-48" table:allow-empty-cell="true" table:display-list="unsorted" table:base-cell-address="$'Sheet1'.C131" table:condition="of:cell-content-is-in-list({0.5;1;2;4;8;12;16;20;24;36;48;72;96})">
          <table:error-message table:display="true" table:message-type="stop"/>
        </table:content-validation>
        <table:content-validation table:name="VAL-49" table:allow-empty-cell="true" table:display-list="unsorted" table:base-cell-address="$'Sheet1'.C133" table:condition="of:cell-content-is-in-list({0.5;1;2;4;8;12;16;20;24;36;48;72;96})">
          <table:error-message table:display="true" table:message-type="stop"/>
        </table:content-validation>
        <table:content-validation table:name="VAL-50" table:allow-empty-cell="true" table:display-list="unsorted" table:base-cell-address="$'Sheet1'.C135" table:condition="of:cell-content-is-in-list({0.5;1;2;4;8;12;16;20;24;36;48;72;96})">
          <table:error-message table:display="true" table:message-type="stop"/>
        </table:content-validation>
        <table:content-validation table:name="VAL-51" table:allow-empty-cell="true" table:display-list="unsorted" table:base-cell-address="$'Sheet1'.C137" table:condition="of:cell-content-is-in-list({0.5;1;2;4;8;12;16;20;24;36;48;72;96})">
          <table:error-message table:display="true" table:message-type="stop"/>
        </table:content-validation>
        <table:content-validation table:name="VAL-52" table:allow-empty-cell="true" table:display-list="unsorted" table:base-cell-address="$'Sheet1'.C143" table:condition="of:cell-content-is-in-list({0.5;1;2;4;8;12;16;20;24;36;48;72;96})">
          <table:error-message table:display="true" table:message-type="stop"/>
        </table:content-validation>
        <table:content-validation table:name="VAL-53" table:allow-empty-cell="true" table:display-list="unsorted" table:base-cell-address="$'Sheet1'.C145" table:condition="of:cell-content-is-in-list({0.5;1;2;4;8;12;16;20;24;36;48;72;96})">
          <table:error-message table:display="true" table:message-type="stop"/>
        </table:content-validation>
        <table:content-validation table:name="VAL-54" table:allow-empty-cell="true" table:display-list="unsorted" table:base-cell-address="$'Sheet1'.C147" table:condition="of:cell-content-is-in-list({0.5;1;2;4;8;12;16;20;24;36;48;72;96})">
          <table:error-message table:display="true" table:message-type="stop"/>
        </table:content-validation>
        <table:content-validation table:name="VAL-55" table:allow-empty-cell="true" table:display-list="unsorted" table:base-cell-address="$'Sheet1'.C149" table:condition="of:cell-content-is-in-list({0.5;1;2;4;8;12;16;20;24;36;48;72;96})">
          <table:error-message table:display="true" table:message-type="stop"/>
        </table:content-validation>
        <table:content-validation table:name="VAL-56" table:allow-empty-cell="true" table:display-list="unsorted" table:base-cell-address="$'Sheet1'.C151" table:condition="of:cell-content-is-in-list({0.5;1;2;4;8;12;16;20;24;36;48;72;96})">
          <table:error-message table:display="true" table:message-type="stop"/>
        </table:content-validation>
        <table:content-validation table:name="VAL-57" table:allow-empty-cell="true" table:display-list="unsorted" table:base-cell-address="$'Sheet1'.C153" table:condition="of:cell-content-is-in-list({0.5;1;2;4;8;12;16;20;24;36;48;72;96})">
          <table:error-message table:display="true" table:message-type="stop"/>
        </table:content-validation>
        <table:content-validation table:name="VAL-58" table:allow-empty-cell="true" table:display-list="unsorted" table:base-cell-address="$'Sheet1'.C155" table:condition="of:cell-content-is-in-list({0.5;1;2;4;8;12;16;20;24;36;48;72;96})">
          <table:error-message table:display="true" table:message-type="stop"/>
        </table:content-validation>
        <table:content-validation table:name="VAL-59" table:allow-empty-cell="true" table:display-list="unsorted" table:base-cell-address="$'Sheet1'.C157" table:condition="of:cell-content-is-in-list({0.5;1;2;4;8;12;16;20;24;36;48;72;96})">
          <table:error-message table:display="true" table:message-type="stop"/>
        </table:content-validation>
        <table:content-validation table:name="VAL-60" table:allow-empty-cell="true" table:display-list="unsorted" table:base-cell-address="$'Sheet1'.C159" table:condition="of:cell-content-is-in-list({0.5;1;2;4;8;12;16;20;24;36;48;72;96})">
          <table:error-message table:display="true" table:message-type="stop"/>
        </table:content-validation>
        <table:content-validation table:name="VAL-61" table:allow-empty-cell="true" table:display-list="unsorted" table:base-cell-address="$'Sheet1'.C161" table:condition="of:cell-content-is-in-list({0.5;1;2;4;8;12;16;20;24;36;48;72;96})">
          <table:error-message table:display="true" table:message-type="stop"/>
        </table:content-validation>
        <table:content-validation table:name="VAL-62" table:allow-empty-cell="true" table:display-list="unsorted" table:base-cell-address="$'Sheet1'.C163" table:condition="of:cell-content-is-in-list({0.5;1;2;4;8;12;16;20;24;36;48;72;96})">
          <table:error-message table:display="true" table:message-type="stop"/>
        </table:content-validation>
        <table:content-validation table:name="VAL-63" table:allow-empty-cell="true" table:display-list="unsorted" table:base-cell-address="$'Sheet1'.C165" table:condition="of:cell-content-is-in-list({0.5;1;2;4;8;12;16;20;24;36;48;72;96})">
          <table:error-message table:display="true" table:message-type="stop"/>
        </table:content-validation>
        <table:content-validation table:name="VAL-64" table:allow-empty-cell="true" table:display-list="unsorted" table:base-cell-address="$'Sheet1'.C167" table:condition="of:cell-content-is-in-list({0.5;1;2;4;8;12;16;20;24;36;48;72;96})">
          <table:error-message table:display="true" table:message-type="stop"/>
        </table:content-validation>
      </table:content-validations>
      <table:table table:name="Sheet1" table:style-name="ta-0" table:print="true">
        <office:forms form:automatic-focus="false" form:apply-design-mode="false">
          <form:form/>
        </office:forms>
        <table:table-column table:default-cell-style-name="ACE-11" table:style-name="ACOL-1"/>
        <table:table-column table:default-cell-style-name="ACE-104" table:style-name="ACOL-2"/>
        <table:table-column table:default-cell-style-name="ACE-106" table:style-name="ACOL-3" table:visibility="collapse" table:number-columns-repeated="1021"/>
        <table:table-column table:style-name="ACOL-4"/>
        <table:table-header-rows>
          <table:table-row table:style-name="AROW-1">
            <table:table-cell table:style-name="ACE-0" office:value-type="string">
              <text:p>Task category / Task</text:p>
            </table:table-cell>
            <table:table-cell table:style-name="ACE-33" office:value-type="string">
              <text:p>Estimated time</text:p>
            </table:table-cell>
            <table:table-cell table:number-columns-repeated="1021" table:style-name="ACE-106"/>
            <table:table-cell table:style-name="Gnumeric-default"/>
          </table:table-row>
          <table:table-row table:style-name="AROW-0">
            <table:table-cell table:style-name="ACE-1"/>
            <table:table-cell table:style-name="ACE-34" office:value-type="string">
              <text:p>in 1-man-weeks</text:p>
            </table:table-cell>
            <table:table-cell table:number-columns-repeated="1021" table:style-name="ACE-106"/>
            <table:table-cell table:style-name="Gnumeric-default"/>
          </table:table-row>
        </table:table-header-rows>
        <table:table-row table:style-name="AROW-0">
          <table:table-cell table:number-columns-spanned="2" table:style-name="ACE-2"/>
          <table:covered-table-cell/>
          <table:table-cell table:number-columns-repeated="1021" table:style-name="ACE-106"/>
          <table:table-cell table:style-name="Gnumeric-default"/>
        </table:table-row>
        <table:table-row table:style-name="AROW-1">
          <table:table-cell table:number-columns-spanned="2" table:style-name="ACE-3" office:value-type="string">
            <text:p>Instructions</text:p>
          </table:table-cell>
          <table:covered-table-cell/>
          <table:table-cell table:number-columns-repeated="1021" table:style-name="ACE-106"/>
          <table:table-cell table:style-name="Gnumeric-default"/>
        </table:table-row>
        <table:table-row table:style-name="AROW-2">
          <table:table-cell table:number-columns-spanned="2" table:style-name="ACE-4" office:value-type="string">
            <text:p>The goal of this stage is to estimate how much time the development of individual tasks would cost us.<text:line-break/>We will measure in how many weeks a single developer would have to spend.<text:line-break/><text:line-break/>The goal is NOT to vote how much time you think we should limit spending on a task to!<text:line-break/>This stage is only about total developer time cost estimation as if we had infinite money.<text:line-break/><text:line-break/>The cells for the week estimate should provide you with a dropdown, please only use the values there.<text:line-break/>For tasks which you estimate to be below or above the min/max choices in the dropdown, just choose the min/max ones.<text:line-break/>You do not need to provide an estimate for tasks whose codebase you don't feel familiar enough with.<text:line-break/><text:line-break/>Non-developers were allowed to add tasks to the list so some tasks may be vague, unclear, or under-specified ("I want a pony!"). To be fair we cannot just remove them - but you may consider increasing your cost estimate accordingly to account for this uncertainty.<text:line-break/><text:line-break/>For tasks which depend on other tasks, do not add the cost of the dependency if the dependency has a separate entry in the spreadsheet as well. Estimate the cost of the dependency separately then.</text:p>
          </table:table-cell>
          <table:covered-table-cell/>
          <table:table-cell table:number-columns-repeated="1021" table:style-name="ACE-107"/>
          <table:table-cell table:style-name="Gnumeric-default"/>
        </table:table-row>
        <table:table-row table:style-name="AROW-0">
          <table:table-cell table:number-columns-spanned="2" table:style-name="ACE-2"/>
          <table:covered-table-cell/>
          <table:table-cell table:number-columns-repeated="1021" table:style-name="ACE-106"/>
          <table:table-cell table:style-name="Gnumeric-default"/>
        </table:table-row>
        <table:table-row table:style-name="AROW-0">
          <table:table-cell table:number-columns-spanned="2" table:style-name="ACE-3" office:value-type="string">
            <text:p>Speed - Improve performance of Freenet or Freenet applications</text:p>
          </table:table-cell>
          <table:covered-table-cell/>
          <table:table-cell table:number-columns-repeated="1021" table:style-name="ACE-106"/>
          <table:table-cell table:style-name="Gnumeric-default"/>
        </table:table-row>
        <table:table-row table:style-name="AROW-3">
          <table:table-cell table:style-name="ACE-5" office:value-type="string">
            <text:p><text:a xlink:type="simple" xlink:actuate="onRequest" xlink:href="https://bugs.freenetproject.org/view.php?id=3816" office:title="Left click once to follow this link.&#10;Middle click once to select this cell">Web of Trust: Finish first iteration of most critical speed fixes (1 bugtracker entry). Was subject of previous 2 years of paid work. Ensures this work is not left unfinished. Needed for Sone / Freetalk / filesharing / … (see all other sections except Technical Debt)</text:a></text:p>
          </table:table-cell>
          <table:table-cell table:style-name="ACE-37" table:content-validation-name="VAL-0" office:value-type="float" office:value="0.5">
            <text:p>0.5</text:p>
          </table:table-cell>
          <table:table-cell table:number-columns-repeated="1021" table:style-name="ACE-105"/>
          <table:table-cell table:style-name="Gnumeric-default"/>
        </table:table-row>
        <table:table-row table:style-name="AROW-3">
          <table:table-cell table:style-name="ACE-6" office:value-type="string">
            <text:p><text:a xlink:type="simple" xlink:actuate="onRequest" xlink:href="https://github.com/freenet/plugin-WebOfTrust/releases/tag/build0014" office:title="Left click once to follow this link.&#10;Middle click once to select this cell">Freetalk: Make Freetalk usable again by using the new WoT event-notifications API to fix its most severe performance issues. The API had been implemented as previous paid work to specifically allow repairing Freetalk. Thus we'd reap what we sowed there.</text:a></text:p>
          </table:table-cell>
          <table:table-cell table:style-name="ACE-38" table:content-validation-name="VAL-1" office:value-type="float" office:value="12">
            <text:p>12</text:p>
          </table:table-cell>
          <table:table-cell table:number-columns-repeated="1021" table:style-name="ACE-105"/>
          <table:table-cell table:style-name="Gnumeric-default"/>
        </table:table-row>
        <table:table-row table:style-name="AROW-3">
          <table:table-cell table:style-name="ACE-7" office:value-type="string">
            <text:p><text:a xlink:type="simple" xlink:actuate="onRequest" xlink:href="https://bugs.freenetproject.org/view.php?id=6848" office:title="Left click once to follow this link.&#10;Middle click once to select this cell">WoT: Second iteration of less critical performance fixes: Reduce transaction size from O(512) to O(1): Split up "import trustlist" transaction into 1 transaction for each trust.</text:a></text:p>
          </table:table-cell>
          <table:table-cell table:style-name="ACE-39" table:content-validation-name="VAL-2" office:value-type="float" office:value="96">
            <text:p>96</text:p>
          </table:table-cell>
          <table:table-cell table:number-columns-repeated="1021" table:style-name="ACE-105"/>
          <table:table-cell table:style-name="Gnumeric-default"/>
        </table:table-row>
        <table:table-row table:style-name="AROW-3">
          <table:table-cell table:style-name="ACE-8" office:value-type="string">
            <text:p><text:a xlink:type="simple" xlink:actuate="onRequest" xlink:href="https://bugs.freenetproject.org/view.php?id=2509" office:title="Left click once to follow this link.&#10;Middle click once to select this cell">WoT: Second iteration of less critical performance fixes: Identity garbage collection: Stats show that less than 1000 of the 14000 WoT identities are still active (thanks to ArneBab). Thus, we need to GC abandoned identities.</text:a></text:p>
          </table:table-cell>
          <table:table-cell table:style-name="ACE-40" table:content-validation-name="VAL-3" office:value-type="float" office:value="96">
            <text:p>96</text:p>
          </table:table-cell>
          <table:table-cell table:number-columns-repeated="1021" table:style-name="ACE-105"/>
          <table:table-cell table:style-name="Gnumeric-default"/>
        </table:table-row>
        <table:table-row table:style-name="AROW-4">
          <table:table-cell table:style-name="ACE-9" office:value-type="string">
            <text:p><text:a xlink:type="simple" xlink:actuate="onRequest" xlink:href="https://emu.freenetproject.org/pipermail/devl/2016-April/038916.html" office:title="Left click once to follow this link.&#10;Middle click once to select this cell">WoT: Second iteration of less critical performance fixes: Process results of peer review of xor’s <text:s/>Web of Trust bachelor’s thesis (which was about last year’s performance improvements).</text:a></text:p>
          </table:table-cell>
          <table:table-cell table:style-name="ACE-41" table:content-validation-name="VAL-4" office:value-type="float" office:value="96">
            <text:p>96</text:p>
          </table:table-cell>
          <table:table-cell table:number-columns-repeated="1021" table:style-name="ACE-105"/>
          <table:table-cell table:style-name="Gnumeric-default"/>
        </table:table-row>
        <table:table-row table:style-name="AROW-4">
          <table:table-cell table:style-name="ACE-10" office:value-type="string">
            <text:p>Fred: does it provide sufficient benefits to re-add native acceleration for FEC, or crypto? Especially JVMs without gmp acceleration - Oracle on Windows.</text:p>
          </table:table-cell>
          <table:table-cell table:style-name="ACE-42" table:content-validation-name="VAL-5" office:value-type="float" office:value="0.5">
            <text:p>0.5</text:p>
          </table:table-cell>
          <table:table-cell table:number-columns-repeated="1021" table:style-name="ACE-105"/>
          <table:table-cell table:style-name="Gnumeric-default"/>
        </table:table-row>
        <table:table-row table:style-name="AROW-0">
          <table:table-cell table:number-columns-spanned="2" table:style-name="ACE-11"/>
          <table:covered-table-cell/>
          <table:table-cell table:number-columns-repeated="1021" table:style-name="ACE-106"/>
          <table:table-cell table:style-name="Gnumeric-default"/>
        </table:table-row>
        <table:table-row table:style-name="AROW-1">
          <table:table-cell table:number-columns-spanned="2" table:style-name="ACE-3" office:value-type="string">
            <text:p>User Experience - make things easier and more enjoyable to use</text:p>
          </table:table-cell>
          <table:covered-table-cell/>
          <table:table-cell table:number-columns-repeated="1021" table:style-name="ACE-106"/>
          <table:table-cell table:style-name="Gnumeric-default"/>
        </table:table-row>
        <table:table-row table:style-name="AROW-3">
          <table:table-cell table:style-name="ACE-12" office:value-type="string">
            <text:p><text:a xlink:type="simple" xlink:actuate="onRequest" xlink:href="https://bugs.freenetproject.org/view.php?id=1343" office:title="Left click once to follow this link.&#10;Middle click once to select this cell">Single use node references with authentication token: Currently, two users need to add the node reference of each other to create a connection. With this, only one of the two would have to add the other. Might benefit from FOAF (see 3 tasks below) for connectivity if Opennet is off.</text:a></text:p>
          </table:table-cell>
          <table:table-cell table:style-name="ACE-44" table:content-validation-name="VAL-6" office:value-type="float" office:value="1">
            <text:p>1</text:p>
          </table:table-cell>
          <table:table-cell table:number-columns-repeated="1021" table:style-name="ACE-105"/>
          <table:table-cell table:style-name="Gnumeric-default"/>
        </table:table-row>
        <table:table-row table:style-name="AROW-3">
          <table:table-cell table:style-name="ACE-13" office:value-type="string">
            <text:p><text:a xlink:type="simple" xlink:actuate="onRequest" xlink:href="https://bugs.freenetproject.org/view.php?id=1342" office:title="Left click once to follow this link.&#10;Middle click once to select this cell">Darknet invitation bundles: Feature for adding a single use node reference to an installer executable. People could hand out the installer executable to their friends to allow them to connect by Darknet instantly.</text:a></text:p>
          </table:table-cell>
          <table:table-cell table:style-name="ACE-45" table:content-validation-name="VAL-7" office:value-type="float" office:value="0.5">
            <text:p>0.5</text:p>
          </table:table-cell>
          <table:table-cell table:number-columns-repeated="1021" table:style-name="ACE-105"/>
          <table:table-cell table:style-name="Gnumeric-default"/>
        </table:table-row>
        <table:table-row table:style-name="AROW-3">
          <table:table-cell table:style-name="ACE-14" office:value-type="string">
            <text:p><text:a xlink:type="simple" xlink:actuate="onRequest" xlink:href="https://bugs.freenetproject.org/view.php?id=1872" office:title="Left click once to follow this link.&#10;Middle click once to select this cell">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a></text:p>
          </table:table-cell>
          <table:table-cell table:style-name="ACE-46" table:content-validation-name="VAL-8" office:value-type="float" office:value="1">
            <text:p>1</text:p>
          </table:table-cell>
          <table:table-cell table:number-columns-repeated="1021" table:style-name="ACE-105"/>
          <table:table-cell table:style-name="Gnumeric-default"/>
        </table:table-row>
        <table:table-row table:style-name="AROW-3">
          <table:table-cell table:style-name="ACE-15" office:value-type="string">
            <text:p><text:a xlink:type="simple" xlink:actuate="onRequest" xlink:href="https://bugs.freenetproject.org/view.php?id=4629" office:title="Left click once to follow this link.&#10;Middle click once to select this cell">Friend-of-a-friend connection suggestions ("FOAF"): Like the Facebook friend finder, Freenet could be improved to tell you about Darknet peers of your peers. You could then chose to add them as your peers. Part of the code exists.</text:a></text:p>
          </table:table-cell>
          <table:table-cell table:style-name="ACE-47" table:content-validation-name="VAL-9" office:value-type="float" office:value="1">
            <text:p>1</text:p>
          </table:table-cell>
          <table:table-cell table:number-columns-repeated="1021" table:style-name="ACE-105"/>
          <table:table-cell table:style-name="Gnumeric-default"/>
        </table:table-row>
        <table:table-row table:style-name="AROW-3">
          <table:table-cell table:style-name="ACE-10" office: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ACE-48" table:content-validation-name="VAL-10" office:value-type="float" office:value="1">
            <text:p>1</text:p>
          </table:table-cell>
          <table:table-cell table:number-columns-repeated="1021" table:style-name="ACE-105"/>
          <table:table-cell table:style-name="Gnumeric-default"/>
        </table:table-row>
        <table:table-row table:style-name="AROW-4">
          <table:table-cell table:style-name="ACE-16" office:value-type="string">
            <text:p><text:a xlink:type="simple" xlink:actuate="onRequest" xlink:href="https://github.com/louboco/Icicle" office:title="Left click once to follow this link.&#10;Middle click once to select this cell">Something like Icicle to ease setting up Darknet connections - perhaps add support for connecting nodes over text message or Signal?</text:a></text:p>
          </table:table-cell>
          <table:table-cell table:style-name="ACE-49" table:content-validation-name="VAL-11"/>
          <table:table-cell table:number-columns-repeated="1021" table:style-name="ACE-105"/>
          <table:table-cell table:style-name="Gnumeric-default"/>
        </table:table-row>
        <table:table-row table:style-name="AROW-3">
          <table:table-cell table:style-name="ACE-17" office:value-type="string">
            <text:p><text:a xlink:type="simple" xlink:actuate="onRequest" xlink:href="https://bugs.freenetproject.org/view.php?id=1461" office:title="Left click once to follow this link.&#10;Middle click once to select this cell">Darknet chat improvements: Freenet allows sending messages to Darknet peers. The UI for that is very primitive. It could be improved, for example to be similar to Facebook chat. Needs fixes for high message loss probability. </text:a></text:p>
          </table:table-cell>
          <table:table-cell table:style-name="ACE-50" table:content-validation-name="VAL-12" office:value-type="float" office:value="1">
            <text:p>1</text:p>
          </table:table-cell>
          <table:table-cell table:number-columns-repeated="1021" table:style-name="ACE-105"/>
          <table:table-cell table:style-name="Gnumeric-default"/>
        </table:table-row>
        <table:table-row table:style-name="AROW-5">
          <table:table-cell table:style-name="ACE-10" office:value-type="string">
            <text:p>Maybe FLIRCP can add darknet N2NTMs as a backend?</text:p>
          </table:table-cell>
          <table:table-cell table:style-name="ACE-51" table:content-validation-name="VAL-13" office:value-type="float" office:value="2">
            <text:p>2</text:p>
          </table:table-cell>
          <table:table-cell table:number-columns-repeated="1021" table:style-name="ACE-105"/>
          <table:table-cell table:style-name="Gnumeric-default"/>
        </table:table-row>
        <table:table-row table:style-name="AROW-3">
          <table:table-cell table:style-name="ACE-18" office:value-type="string">
            <text:p><text:a xlink:type="simple" xlink:actuate="onRequest" xlink:href="https://bugs.freenetproject.org/view.php?id=6006" office:title="Left click once to follow this link.&#10;Middle click once to select this cell">FlogHelper (WoT-based blogging app): Accumulate flogs of other users. List them nicely. Add a search function. Use that to replace or amend the current concept of FProxy's default bookmarks as entry point for Freenet. Hundreds of blogs instead of ~10 bookmarks.</text:a></text:p>
          </table:table-cell>
          <table:table-cell table:style-name="ACE-52" table:content-validation-name="VAL-14" office:value-type="float" office:value="4">
            <text:p>4</text:p>
          </table:table-cell>
          <table:table-cell table:number-columns-repeated="1021" table:style-name="ACE-105"/>
          <table:table-cell table:style-name="Gnumeric-default"/>
        </table:table-row>
        <table:table-row table:style-name="AROW-3">
          <table:table-cell table:style-name="ACE-10" office: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ACE-53" table:content-validation-name="VAL-15" office:value-type="float" office:value="0.5">
            <text:p>0.5</text:p>
          </table:table-cell>
          <table:table-cell table:number-columns-repeated="1021" table:style-name="ACE-105"/>
          <table:table-cell table:style-name="Gnumeric-default"/>
        </table:table-row>
        <table:table-row table:style-name="AROW-3">
          <table:table-cell table:style-name="ACE-10" office: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ACE-54" table:content-validation-name="VAL-16" office:value-type="float" office:value="96">
            <text:p>96</text:p>
          </table:table-cell>
          <table:table-cell table:number-columns-repeated="1021" table:style-name="ACE-105"/>
          <table:table-cell table:style-name="Gnumeric-default" office:value-type="string">
            <text:p>robust being the keyword here</text:p>
          </table:table-cell>
        </table:table-row>
        <table:table-row table:style-name="AROW-5">
          <table:table-cell table:style-name="ACE-10" office:value-type="string">
            <text:p>Add ability to comment on Freesites (fulfilled by babcom (is opt-in) / Freetalk / Sone?)</text:p>
          </table:table-cell>
          <table:table-cell table:style-name="ACE-55" table:content-validation-name="VAL-17" office:value-type="float" office:value="96">
            <text:p>96</text:p>
          </table:table-cell>
          <table:table-cell table:number-columns-repeated="1021" table:style-name="ACE-105"/>
          <table:table-cell table:style-name="Gnumeric-default" office:value-type="string">
            <text:p>that already exists</text:p>
          </table:table-cell>
        </table:table-row>
        <table:table-row table:style-name="AROW-3">
          <table:table-cell table:style-name="ACE-10" office: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ACE-56" table:content-validation-name="VAL-18" office:value-type="float" office:value="96">
            <text:p>96</text:p>
          </table:table-cell>
          <table:table-cell table:number-columns-repeated="1021" table:style-name="ACE-105"/>
          <table:table-cell table:style-name="Gnumeric-default"/>
        </table:table-row>
        <table:table-row table:style-name="AROW-4">
          <table:table-cell table:style-name="ACE-10" office:value-type="string">
            <text:p>Improve the vulnerability and functionality of Flip [One anonymous user commented that you may as well re-invent FLIP]</text:p>
          </table:table-cell>
          <table:table-cell table:style-name="ACE-57" table:content-validation-name="VAL-19" office:value-type="float" office:value="96">
            <text:p>96</text:p>
          </table:table-cell>
          <table:table-cell table:number-columns-repeated="1021" table:style-name="ACE-105"/>
          <table:table-cell table:style-name="Gnumeric-default" office:value-type="string">
            <text:p>WTF? <text:s/>"Improve the vulnerability"</text:p>
          </table:table-cell>
        </table:table-row>
        <table:table-row table:style-name="AROW-5">
          <table:table-cell table:style-name="ACE-10" office:value-type="string">
            <text:p>Improve FProxy CSS3 support to allow better Freesite UI</text:p>
          </table:table-cell>
          <table:table-cell table:style-name="ACE-58" table:content-validation-name="VAL-20" office:value-type="float" office:value="1">
            <text:p>1</text:p>
          </table:table-cell>
          <table:table-cell table:number-columns-repeated="1021" table:style-name="ACE-105"/>
          <table:table-cell table:style-name="Gnumeric-default" office:value-type="string">
            <text:p>too vague</text:p>
          </table:table-cell>
        </table:table-row>
        <table:table-row table:style-name="AROW-5">
          <table:table-cell table:style-name="ACE-10" office:value-type="string">
            <text:p>Document the content filter</text:p>
          </table:table-cell>
          <table:table-cell table:style-name="ACE-59" table:content-validation-name="VAL-21" office:value-type="float" office:value="96">
            <text:p>96</text:p>
          </table:table-cell>
          <table:table-cell table:number-columns-repeated="1021" table:style-name="ACE-105"/>
          <table:table-cell table:style-name="Gnumeric-default" office:value-type="string">
            <text:p>how is that helping with the user experience exactly?</text:p>
          </table:table-cell>
        </table:table-row>
        <table:table-row table:style-name="AROW-5">
          <table:table-cell table:style-name="ACE-10" office:value-type="string">
            <text:p>Improve Shoeshop/blob handling [how?]</text:p>
          </table:table-cell>
          <table:table-cell table:style-name="ACE-60" table:content-validation-name="VAL-22" office:value-type="float" office:value="96">
            <text:p>96</text:p>
          </table:table-cell>
          <table:table-cell table:number-columns-repeated="1021" table:style-name="ACE-105"/>
          <table:table-cell table:style-name="Gnumeric-default"/>
        </table:table-row>
        <table:table-row table:style-name="AROW-4">
          <table:table-cell table:style-name="ACE-10" office:value-type="string">
            <text:p>p2p file exchange by time-set expiring keys [Imprecise task? Also violates main goal of Freenet of preventing censorship!?]</text:p>
          </table:table-cell>
          <table:table-cell table:style-name="ACE-61" table:content-validation-name="VAL-23" office:value-type="float" office:value="96">
            <text:p>96</text:p>
          </table:table-cell>
          <table:table-cell table:number-columns-repeated="1021" table:style-name="ACE-105"/>
          <table:table-cell table:style-name="Gnumeric-default"/>
        </table:table-row>
        <table:table-row table:style-name="AROW-4">
          <table:table-cell table:style-name="ACE-10" office:value-type="string">
            <text:p>Freenet key links directed to a dedicated Freenet browser, opennet [= non-Freenet Internet?] links to the system default like in the AutoHotKey script "Freenet Browser Director”</text:p>
          </table:table-cell>
          <table:table-cell table:style-name="ACE-62" table:content-validation-name="VAL-24" office:value-type="float" office:value="8">
            <text:p>8</text:p>
          </table:table-cell>
          <table:table-cell table:number-columns-repeated="1021" table:style-name="ACE-105"/>
          <table:table-cell table:style-name="Gnumeric-default" office:value-type="string">
            <text:p>This is a lot harder than it sounds... And the pain is maintaining it, not doing it</text:p>
          </table:table-cell>
        </table:table-row>
        <table:table-row table:style-name="AROW-5">
          <table:table-cell table:style-name="ACE-10" office:value-type="string">
            <text:p>Warn users not to use Chrome, but instead an open source/free software browser</text:p>
          </table:table-cell>
          <table:table-cell table:style-name="ACE-63" table:content-validation-name="VAL-25" office:value-type="float" office:value="0.5">
            <text:p>0.5</text:p>
          </table:table-cell>
          <table:table-cell table:number-columns-repeated="1021" table:style-name="ACE-105"/>
          <table:table-cell table:style-name="Gnumeric-default" office:value-type="string">
            <text:p>how is that helping with the user experience exactly?</text:p>
          </table:table-cell>
        </table:table-row>
        <table:table-row table:style-name="AROW-3">
          <table:table-cell table:style-name="ACE-10" office: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ACE-64" table:content-validation-name="VAL-26" office:value-type="float" office:value="0.5">
            <text:p>0.5</text:p>
          </table:table-cell>
          <table:table-cell table:number-columns-repeated="1021" table:style-name="ACE-105"/>
          <table:table-cell table:style-name="Gnumeric-default"/>
        </table:table-row>
        <table:table-row table:style-name="AROW-0">
          <table:table-cell table:number-columns-spanned="2" table:style-name="ACE-11"/>
          <table:covered-table-cell/>
          <table:table-cell table:number-columns-repeated="1021" table:style-name="ACE-106"/>
          <table:table-cell table:style-name="Gnumeric-default"/>
        </table:table-row>
        <table:table-row table:style-name="AROW-1">
          <table:table-cell table:number-columns-spanned="2" table:style-name="ACE-3" office:value-type="string">
            <text:p>Security - Make Freenet more secure against attacks</text:p>
          </table:table-cell>
          <table:covered-table-cell/>
          <table:table-cell table:number-columns-repeated="1021" table:style-name="ACE-106"/>
          <table:table-cell table:style-name="Gnumeric-default"/>
        </table:table-row>
        <table:table-row table:style-name="AROW-4">
          <table:table-cell table:style-name="ACE-19" office:value-type="string">
            <text:p><text:a xlink:type="simple" xlink:actuate="onRequest" xlink:href="https://bugs.freenetproject.org/view.php?id=3846" office:title="Left click once to follow this link.&#10;Middle click once to select this cell">Fix plugin data leak: None of our official plugins deletes its database when the user uninstalls it. They also do not obey the "PANIC" button of Freenet which should delete all client data.</text:a></text:p>
          </table:table-cell>
          <table:table-cell table:style-name="ACE-65" table:content-validation-name="VAL-27" office:value-type="float" office:value="0.5">
            <text:p>0.5</text:p>
          </table:table-cell>
          <table:table-cell table:number-columns-repeated="1021" table:style-name="ACE-108"/>
          <table:table-cell table:style-name="Gnumeric-default"/>
        </table:table-row>
        <table:table-row table:style-name="AROW-3">
          <table:table-cell table:style-name="ACE-20" office:value-type="string">
            <text:p><text:a xlink:type="simple" xlink:actuate="onRequest" xlink:href="https://bugs.freenetproject.org/view.php?id=3460" office:title="Left click once to follow this link.&#10;Middle click once to select this cell">Fix lack of plugin data encryption: WoT, Freetalk, and potentially other plugins do not encrypt their databases when the user has configured Freenet to encrypt user data. Should be changed to obtain an encryption key from Freenet to encrypt their stuff.</text:a></text:p>
          </table:table-cell>
          <table:table-cell table:style-name="ACE-66" table:content-validation-name="VAL-28" office:value-type="float" office:value="0.5">
            <text:p>0.5</text:p>
          </table:table-cell>
          <table:table-cell table:number-columns-repeated="1021" table:style-name="ACE-108"/>
          <table:table-cell table:style-name="Gnumeric-default"/>
        </table:table-row>
        <table:table-row table:style-name="AROW-6">
          <table:table-cell table:style-name="ACE-10" office: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ACE-67" table:content-validation-name="VAL-29" office:value-type="float" office:value="12">
            <text:p>12</text:p>
          </table:table-cell>
          <table:table-cell table:number-columns-repeated="1021" table:style-name="ACE-108"/>
          <table:table-cell table:style-name="Gnumeric-default"/>
        </table:table-row>
        <table:table-row table:style-name="AROW-0">
          <table:table-cell table:number-columns-spanned="2" table:style-name="ACE-11"/>
          <table:covered-table-cell/>
          <table:table-cell table:number-columns-repeated="1021" table:style-name="ACE-106"/>
          <table:table-cell table:style-name="Gnumeric-default"/>
        </table:table-row>
        <table:table-row table:style-name="AROW-1">
          <table:table-cell table:number-columns-spanned="2" table:style-name="ACE-3" office:value-type="string">
            <text:p>Technical debt - Stuff that will make future development faster</text:p>
          </table:table-cell>
          <table:covered-table-cell/>
          <table:table-cell table:number-columns-repeated="1021" table:style-name="ACE-106"/>
          <table:table-cell table:style-name="Gnumeric-default"/>
        </table:table-row>
        <table:table-row table:style-name="AROW-3">
          <table:table-cell table:style-name="ACE-10" office: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ACE-68" table:content-validation-name="VAL-30" office:value-type="float" office:value="96">
            <text:p>96</text:p>
          </table:table-cell>
          <table:table-cell table:number-columns-repeated="1021" table:style-name="ACE-105"/>
          <table:table-cell table:style-name="Gnumeric-default"/>
        </table:table-row>
        <table:table-row table:style-name="AROW-3">
          <table:table-cell table:style-name="ACE-21" office:value-type="string">
            <text:p><text:a xlink:type="simple" xlink:actuate="onRequest" xlink:href="http://i.imgur.com/DR9nn4c.png" office:title="Left click once to follow this link.&#10;Middle click once to select this cell">fred unit test coverage is 20%. Improve it. Would help people other than Matthew to understand the code. Good to do this now while Matthew is still available as a volunteer and we can thus maybe ask him questions.</text:a></text:p>
          </table:table-cell>
          <table:table-cell table:style-name="ACE-69" table:content-validation-name="VAL-31" office:value-type="float" office:value="96">
            <text:p>96</text:p>
          </table:table-cell>
          <table:table-cell table:number-columns-repeated="1021" table:style-name="ACE-105"/>
          <table:table-cell table:style-name="Gnumeric-default"/>
        </table:table-row>
        <table:table-row table:style-name="AROW-6">
          <table:table-cell table:style-name="ACE-22" office:value-type="string">
            <text:p><text:a xlink:type="simple" xlink:actuate="onRequest" xlink:href="https://bugs.freenetproject.org/view.php?id=6329" office:title="Left click once to follow this link.&#10;Middle click once to select this cell">WoT unit test coverage is 45%. Given the lower total line count, it would be possible to complete it to 100%. That would be a preparation of the major “refactoring” of replacing db4o with a different database. May become necessary: db4o’s vendor has abandoned it.</text:a></text:p>
          </table:table-cell>
          <table:table-cell table:style-name="ACE-70" table:content-validation-name="VAL-32" office:value-type="float" office:value="96">
            <text:p>96</text:p>
          </table:table-cell>
          <table:table-cell table:number-columns-repeated="1021" table:style-name="ACE-105"/>
          <table:table-cell table:style-name="Gnumeric-default"/>
        </table:table-row>
        <table:table-row table:style-name="AROW-3">
          <table:table-cell table:style-name="ACE-10" office: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ACE-71" office:value-type="string">
            <text:p>(constant cost per week, no estimate needed)</text:p>
          </table:table-cell>
          <table:table-cell table:number-columns-repeated="1021" table:style-name="ACE-105"/>
          <table:table-cell table:style-name="Gnumeric-default"/>
        </table:table-row>
        <table:table-row table:style-name="AROW-3">
          <table:table-cell table:style-name="ACE-10" office: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ACE-71" office:value-type="string">
            <text:p>(constant cost per week, no estimate needed)</text:p>
          </table:table-cell>
          <table:table-cell table:number-columns-repeated="1021" table:style-name="ACE-105"/>
          <table:table-cell table:style-name="Gnumeric-default"/>
        </table:table-row>
        <table:table-row table:style-name="AROW-3">
          <table:table-cell table:style-name="ACE-23" office:value-type="string">
            <text:p><text:a xlink:type="simple" xlink:actuate="onRequest" xlink:href="https://github.com/WhisperSystems/gradle-witness" office:title="Left click once to follow this link.&#10;Middle click once to select this cell">Fred: Migrate to the Gradle build tool - Gradle can provide dependency fetching and verification support and then defer to the existing ant build. (Or we can move the project to fit standard directory structure and then the Gradle build becomes a lot easier to write.)</text:a></text:p>
          </table:table-cell>
          <table:table-cell table:style-name="ACE-72" table:content-validation-name="VAL-33" office:value-type="float" office:value="0.5">
            <text:p>0.5</text:p>
          </table:table-cell>
          <table:table-cell table:number-columns-repeated="1021" table:style-name="ACE-105"/>
          <table:table-cell table:style-name="Gnumeric-default" office:value-type="string">
            <text:p>basics is done already... Thanks to the 4month+ sheduling process</text:p>
          </table:table-cell>
        </table:table-row>
        <table:table-row table:style-name="AROW-0">
          <table:table-cell table:number-columns-spanned="2" table:style-name="ACE-11"/>
          <table:covered-table-cell/>
          <table:table-cell table:number-columns-repeated="1021" table:style-name="ACE-106"/>
          <table:table-cell table:style-name="Gnumeric-default"/>
        </table:table-row>
        <table:table-row table:style-name="AROW-1">
          <table:table-cell table:number-columns-spanned="2" table:style-name="ACE-3" office:value-type="string">
            <text:p>Outreach - Stuff that will help attract users, developers, and donors to Freenet</text:p>
          </table:table-cell>
          <table:covered-table-cell/>
          <table:table-cell table:number-columns-repeated="1021" table:style-name="ACE-106"/>
          <table:table-cell table:style-name="Gnumeric-default"/>
        </table:table-row>
        <table:table-row table:style-name="AROW-5">
          <table:table-cell table:style-name="ACE-24" office:value-type="string">
            <text:p><text:a xlink:type="simple" xlink:actuate="onRequest" xlink:href="https://freenetproject.org/download.html#download" office:title="Left click once to follow this link.&#10;Middle click once to select this cell">Language: Lower threshold of entry by working on how to install Freenet</text:a></text:p>
          </table:table-cell>
          <table:table-cell table:style-name="ACE-73" table:content-validation-name="VAL-34" office:value-type="float" office:value="0.5">
            <text:p>0.5</text:p>
          </table:table-cell>
          <table:table-cell table:number-columns-repeated="1021" table:style-name="ACE-105"/>
          <table:table-cell table:style-name="Gnumeric-default"/>
        </table:table-row>
        <table:table-row table:style-name="AROW-5">
          <table:table-cell table:style-name="ACE-25" office:value-type="string">
            <text:p><text:a xlink:type="simple" xlink:actuate="onRequest" xlink:href="https://github.com/freenet/java_installer/pulls" office:title="Left click once to follow this link.&#10;Middle click once to select this cell">Language: Add these strings for install to translation resource. Bonus for looking at this. </text:a></text:p>
          </table:table-cell>
          <table:table-cell table:style-name="ACE-74" table:content-validation-name="VAL-35" office:value-type="float" office:value="0.5">
            <text:p>0.5</text:p>
          </table:table-cell>
          <table:table-cell table:number-columns-repeated="1021" table:style-name="ACE-105"/>
          <table:table-cell table:style-name="Gnumeric-default"/>
        </table:table-row>
        <table:table-row table:style-name="AROW-5">
          <table:table-cell table:style-name="ACE-26" office:value-type="string">
            <text:p><text:a xlink:type="simple" xlink:actuate="onRequest" xlink:href="http://1.209.122.97:6543/mgoblin_media/media_entries/43/Aboutfreenet.png" office:title="Left click once to follow this link.&#10;Middle click once to select this cell">Language: Simplify website language. Boil this into this for all pages.</text:a></text:p>
          </table:table-cell>
          <table:table-cell table:style-name="ACE-75" table:content-validation-name="VAL-36" office:value-type="float" office:value="0.5">
            <text:p>0.5</text:p>
          </table:table-cell>
          <table:table-cell table:number-columns-repeated="1021" table:style-name="ACE-105"/>
          <table:table-cell table:style-name="Gnumeric-default"/>
        </table:table-row>
        <table:table-row table:style-name="AROW-5">
          <table:table-cell table:style-name="ACE-27" office:value-type="string">
            <text:p>Language: Fix current low-hanging problems with UI language, as per issues on transifex.</text:p>
          </table:table-cell>
          <table:table-cell table:style-name="ACE-76" table:content-validation-name="VAL-37" office:value-type="float" office:value="0.5">
            <text:p>0.5</text:p>
          </table:table-cell>
          <table:table-cell table:number-columns-repeated="1021" table:style-name="ACE-105"/>
          <table:table-cell table:style-name="Gnumeric-default"/>
        </table:table-row>
        <table:table-row table:style-name="AROW-5">
          <table:table-cell table:style-name="ACE-27" office:value-type="string">
            <text:p>Language: Add Transifex issues to main bugtracker</text:p>
          </table:table-cell>
          <table:table-cell table:style-name="ACE-77" table:content-validation-name="VAL-38" office:value-type="float" office:value="96">
            <text:p>96</text:p>
          </table:table-cell>
          <table:table-cell table:number-columns-repeated="1021" table:style-name="ACE-105"/>
          <table:table-cell table:style-name="Gnumeric-default" office:value-type="string">
            <text:p>how does that help with outreach?</text:p>
          </table:table-cell>
        </table:table-row>
        <table:table-row table:style-name="AROW-5">
          <table:table-cell table:style-name="ACE-27" office:value-type="string">
            <text:p>Language: Establish overview of, and do away with needlessly difficult words</text:p>
          </table:table-cell>
          <table:table-cell table:style-name="ACE-78" table:content-validation-name="VAL-39" office:value-type="float" office:value="0.5">
            <text:p>0.5</text:p>
          </table:table-cell>
          <table:table-cell table:number-columns-repeated="1021" table:style-name="ACE-105"/>
          <table:table-cell table:style-name="Gnumeric-default"/>
        </table:table-row>
        <table:table-row table:style-name="AROW-4">
          <table:table-cell table:style-name="ACE-27" office:value-type="string">
            <text:p>Language: Document how Freenet works, with a infographic, on the Wiki, detailing the remainder of speciality words.</text:p>
          </table:table-cell>
          <table:table-cell table:style-name="ACE-79" table:content-validation-name="VAL-40" office:value-type="float" office:value="0.5">
            <text:p>0.5</text:p>
          </table:table-cell>
          <table:table-cell table:number-columns-repeated="1021" table:style-name="ACE-105"/>
          <table:table-cell table:style-name="Gnumeric-default"/>
        </table:table-row>
        <table:table-row table:style-name="AROW-5">
          <table:table-cell table:style-name="ACE-27" office:value-type="string">
            <text:p>Website redesign</text:p>
          </table:table-cell>
          <table:table-cell table:style-name="ACE-80" table:content-validation-name="VAL-41" office:value-type="float" office:value="2">
            <text:p>2</text:p>
          </table:table-cell>
          <table:table-cell table:number-columns-repeated="1021" table:style-name="ACE-105"/>
          <table:table-cell table:style-name="Gnumeric-default"/>
        </table:table-row>
        <table:table-row table:style-name="AROW-5">
          <table:table-cell table:style-name="ACE-27" office:value-type="string">
            <text:p>Website redesign: Migration to static Github Pages</text:p>
          </table:table-cell>
          <table:table-cell table:style-name="ACE-81" table:content-validation-name="VAL-42" office:value-type="float" office:value="0.5">
            <text:p>0.5</text:p>
          </table:table-cell>
          <table:table-cell table:number-columns-repeated="1021" table:style-name="ACE-105"/>
          <table:table-cell table:style-name="Gnumeric-default"/>
        </table:table-row>
        <table:table-row table:style-name="AROW-5">
          <table:table-cell table:style-name="ACE-27" office:value-type="string">
            <text:p>Website redesign: New CSS redesign</text:p>
          </table:table-cell>
          <table:table-cell table:style-name="ACE-82" table:content-validation-name="VAL-43" office:value-type="float" office:value="2">
            <text:p>2</text:p>
          </table:table-cell>
          <table:table-cell table:number-columns-repeated="1021" table:style-name="ACE-105"/>
          <table:table-cell table:style-name="Gnumeric-default"/>
        </table:table-row>
        <table:table-row table:style-name="AROW-3">
          <table:table-cell table:style-name="ACE-27" office: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ACE-83" table:content-validation-name="VAL-44" office:value-type="float" office:value="4">
            <text:p>4</text:p>
          </table:table-cell>
          <table:table-cell table:number-columns-repeated="1021" table:style-name="ACE-105"/>
          <table:table-cell table:style-name="Gnumeric-default"/>
        </table:table-row>
        <table:table-row table:style-name="AROW-3">
          <table:table-cell table:style-name="ACE-28" office:value-type="string">
            <text:p><text:a xlink:type="simple" xlink:actuate="onRequest" xlink:href="https://www.youtube.com/playlist?list=PLgFqcJDOq2q5orC1U4IvDBMpjezKt-X4E" office:title="Left click once to follow this link.&#10;Middle click once to select this cell">‘How to’ YouTube video series: A couple of (maximal)-5-minute videos, each explaining one important practical aspect of using Freenet. Do this because currently we demand users to read far too much (FAQ, wiki, etc.). Example of ZeroNet.</text:a></text:p>
          </table:table-cell>
          <table:table-cell table:style-name="ACE-84" table:content-validation-name="VAL-45" office:value-type="float" office:value="2">
            <text:p>2</text:p>
          </table:table-cell>
          <table:table-cell table:number-columns-repeated="1021" table:style-name="ACE-105"/>
          <table:table-cell table:style-name="Gnumeric-default"/>
        </table:table-row>
        <table:table-row table:style-name="AROW-4">
          <table:table-cell table:style-name="ACE-27" office:value-type="string">
            <text:p>Update FSNG: Show web interface usage rather than Thunderbird to match modern user expectations</text:p>
          </table:table-cell>
          <table:table-cell table:style-name="ACE-85" table:content-validation-name="VAL-46"/>
          <table:table-cell table:number-columns-repeated="1021" table:style-name="ACE-105"/>
          <table:table-cell table:style-name="Gnumeric-default" office:value-type="string">
            <text:p>wtf is FSNG?</text:p>
          </table:table-cell>
        </table:table-row>
        <table:table-row table:style-name="AROW-5">
          <table:table-cell table:style-name="ACE-27" office:value-type="string">
            <text:p>Update FSNG: Use a modern Windows installation with the default theme for screenshots</text:p>
          </table:table-cell>
          <table:table-cell table:style-name="ACE-86" table:content-validation-name="VAL-47"/>
          <table:table-cell table:number-columns-repeated="1021" table:style-name="ACE-105"/>
          <table:table-cell table:style-name="Gnumeric-default"/>
        </table:table-row>
        <table:table-row table:style-name="AROW-3">
          <table:table-cell table:style-name="ACE-29" office:value-type="string">
            <text:p><text:a xlink:type="simple" xlink:actuate="onRequest" xlink:href="https://www.torproject.org/eff/tor-legal-faq.html.en" office:title="Left click once to follow this link.&#10;Middle click once to select this cell">Legal docs: Have resources akin to the Tor legal FAQ for exit node operators, created by a legal expert on the official project page, that can be shown to LEA or users. Explain what it is used for, how to use it safely, best practices, plausible deniability, legal status, etc.</text:a></text:p>
          </table:table-cell>
          <table:table-cell table:style-name="ACE-87" table:content-validation-name="VAL-48" office:value-type="float" office:value="4">
            <text:p>4</text:p>
          </table:table-cell>
          <table:table-cell table:number-columns-repeated="1021" table:style-name="ACE-105"/>
          <table:table-cell table:style-name="Gnumeric-default"/>
        </table:table-row>
        <table:table-row table:style-name="AROW-3">
          <table:table-cell table:style-name="ACE-27" office: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ACE-88" table:content-validation-name="VAL-49" office:value-type="float" office:value="0.5">
            <text:p>0.5</text:p>
          </table:table-cell>
          <table:table-cell table:number-columns-repeated="1021" table:style-name="ACE-105"/>
          <table:table-cell table:style-name="Gnumeric-default"/>
        </table:table-row>
        <table:table-row table:style-name="AROW-3">
          <table:table-cell table:style-name="ACE-27" office: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ACE-89" table:content-validation-name="VAL-50"/>
          <table:table-cell table:number-columns-repeated="1021" table:style-name="ACE-105"/>
          <table:table-cell table:style-name="Gnumeric-default" office:value-type="string">
            <text:p>that's just dumb</text:p>
          </table:table-cell>
        </table:table-row>
        <table:table-row table:style-name="AROW-3">
          <table:table-cell table:style-name="ACE-30" office:value-type="string">
            <text:p><text:a xlink:type="simple" xlink:actuate="onRequest" xlink:href="https://wiki.freenetproject.org/Fundraising" office:title="Left click once to follow this link.&#10;Middle click once to select this cell">Fundraising: While volunteers did help with fundraising, they don't seem to enjoy it very much – we've contacted much fewer entities than those listed in the Wiki. So also have Freenet's employee do it. Important as Matthew will require much higher level of funding to come back.</text:a></text:p>
          </table:table-cell>
          <table:table-cell table:style-name="ACE-90" table:content-validation-name="VAL-51" office:value-type="float" office:value="12">
            <text:p>12</text:p>
          </table:table-cell>
          <table:table-cell table:number-columns-repeated="1021" table:style-name="ACE-105"/>
          <table:table-cell table:style-name="Gnumeric-default"/>
        </table:table-row>
        <table:table-row table:style-name="AROW-0">
          <table:table-cell table:number-columns-spanned="2" table:style-name="ACE-11"/>
          <table:covered-table-cell/>
          <table:table-cell table:number-columns-repeated="1021" table:style-name="ACE-106"/>
          <table:table-cell table:style-name="Gnumeric-default"/>
        </table:table-row>
        <table:table-row table:style-name="AROW-1">
          <table:table-cell table:number-columns-spanned="2" table:style-name="ACE-3" office:value-type="string">
            <text:p>New core features - Enable using Freenet for new kinds of tasks/usecases</text:p>
          </table:table-cell>
          <table:covered-table-cell/>
          <table:table-cell table:number-columns-repeated="1021" table:style-name="ACE-106"/>
          <table:table-cell table:style-name="Gnumeric-default"/>
        </table:table-row>
        <table:table-row table:style-name="AROW-4">
          <table:table-cell table:style-name="ACE-31" office:value-type="string">
            <text:p><text:a xlink:type="simple" xlink:actuate="onRequest" xlink:href="https://freenet.uservoice.com/" office:title="Left click once to follow this link.&#10;Middle click once to select this cell">Filesharing (#1 request on uservoice with 700 votes, not yet implemented but could easily be built upon Freetalk)</text:a></text:p>
          </table:table-cell>
          <table:table-cell table:style-name="ACE-91" table:content-validation-name="VAL-52" office:value-type="float" office:value="12">
            <text:p>12</text:p>
          </table:table-cell>
          <table:table-cell table:number-columns-repeated="1021" table:style-name="ACE-105"/>
          <table:table-cell table:style-name="Gnumeric-default"/>
        </table:table-row>
        <table:table-row table:style-name="AROW-4">
          <table:table-cell table:style-name="ACE-27" office:value-type="string">
            <text:p>Keepalive: This is very popular on uservoice. It could be improved significantly with some integration into the web interface and minor backend changes.</text:p>
          </table:table-cell>
          <table:table-cell table:style-name="ACE-92" table:content-validation-name="VAL-53" office:value-type="float" office:value="2">
            <text:p>2</text:p>
          </table:table-cell>
          <table:table-cell table:number-columns-repeated="1021" table:style-name="ACE-105"/>
          <table:table-cell table:style-name="Gnumeric-default"/>
        </table:table-row>
        <table:table-row table:style-name="AROW-4">
          <table:table-cell table:style-name="ACE-27" office:value-type="string">
            <text:p>Social networking (Sone, not enabled by default due to WoT performance issues and issues of its own)</text:p>
          </table:table-cell>
          <table:table-cell table:style-name="ACE-93" table:content-validation-name="VAL-54" office:value-type="float" office:value="2">
            <text:p>2</text:p>
          </table:table-cell>
          <table:table-cell table:number-columns-repeated="1021" table:style-name="ACE-105"/>
          <table:table-cell table:style-name="Gnumeric-default"/>
        </table:table-row>
        <table:table-row table:style-name="AROW-5">
          <table:table-cell table:style-name="ACE-27" office:value-type="string">
            <text:p>Blogging (FlogHelper, not enabled by default due to WoT performance issues)</text:p>
          </table:table-cell>
          <table:table-cell table:style-name="ACE-94" table:content-validation-name="VAL-55" office:value-type="float" office:value="1">
            <text:p>1</text:p>
          </table:table-cell>
          <table:table-cell table:number-columns-repeated="1021" table:style-name="ACE-105"/>
          <table:table-cell table:style-name="Gnumeric-default"/>
        </table:table-row>
        <table:table-row table:style-name="AROW-3">
          <table:table-cell table:style-name="ACE-27" office: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ACE-95" table:content-validation-name="VAL-56" office:value-type="float" office:value="20">
            <text:p>20</text:p>
          </table:table-cell>
          <table:table-cell table:number-columns-repeated="1021" table:style-name="ACE-105"/>
          <table:table-cell table:style-name="Gnumeric-default"/>
        </table:table-row>
        <table:table-row table:style-name="AROW-5">
          <table:table-cell table:style-name="ACE-27" office:value-type="string">
            <text:p>Mail (Freemail, not enabled by default due to WoT performance issue)</text:p>
          </table:table-cell>
          <table:table-cell table:style-name="ACE-96" table:content-validation-name="VAL-57" office:value-type="float" office:value="2">
            <text:p>2</text:p>
          </table:table-cell>
          <table:table-cell table:number-columns-repeated="1021" table:style-name="ACE-105"/>
          <table:table-cell table:style-name="Gnumeric-default"/>
        </table:table-row>
        <table:table-row table:style-name="AROW-4">
          <table:table-cell table:style-name="ACE-27" office:value-type="string">
            <text:p>Distributed version control (various tools for Git / Mercurial over Freenet, not finished yet and lack code review)</text:p>
          </table:table-cell>
          <table:table-cell table:style-name="ACE-97" table:content-validation-name="VAL-58" office:value-type="float" office:value="1">
            <text:p>1</text:p>
          </table:table-cell>
          <table:table-cell table:number-columns-repeated="1021" table:style-name="ACE-105"/>
          <table:table-cell table:style-name="Gnumeric-default"/>
        </table:table-row>
        <table:table-row table:style-name="AROW-3">
          <table:table-cell table:style-name="ACE-32" office:value-type="string">
            <text:p><text:a xlink:type="simple" xlink:actuate="onRequest" xlink:href="https://bugs.freenetproject.org/view.php?id=2124" office:title="Left click once to follow this link.&#10;Middle click once to select this cell">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a></text:p>
          </table:table-cell>
          <table:table-cell table:style-name="ACE-98" table:content-validation-name="VAL-59" office:value-type="float" office:value="24">
            <text:p>24</text:p>
          </table:table-cell>
          <table:table-cell table:number-columns-repeated="1021" table:style-name="ACE-105"/>
          <table:table-cell table:style-name="Gnumeric-default"/>
        </table:table-row>
        <table:table-row table:style-name="AROW-3">
          <table:table-cell table:style-name="ACE-27" office: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ACE-99" table:content-validation-name="VAL-60" office:value-type="float" office:value="72">
            <text:p>72</text:p>
          </table:table-cell>
          <table:table-cell table:number-columns-repeated="1021" table:style-name="ACE-105"/>
          <table:table-cell table:style-name="Gnumeric-default"/>
        </table:table-row>
        <table:table-row table:style-name="AROW-5">
          <table:table-cell table:style-name="ACE-27" office:value-type="string">
            <text:p>Add FCP calls to Freemail to setup a user and to change user passwords</text:p>
          </table:table-cell>
          <table:table-cell table:style-name="ACE-100" table:content-validation-name="VAL-61" office:value-type="float" office:value="0.5">
            <text:p>0.5</text:p>
          </table:table-cell>
          <table:table-cell table:number-columns-repeated="1021" table:style-name="ACE-105"/>
          <table:table-cell table:style-name="Gnumeric-default" office:value-type="string">
            <text:p>that's not a core feature.</text:p>
          </table:table-cell>
        </table:table-row>
        <table:table-row table:style-name="AROW-4">
          <table:table-cell table:style-name="ACE-27" office:value-type="string">
            <text:p>Do not reject Freemail messages when an ID is not known, queue them for a period and attempt to find the identity</text:p>
          </table:table-cell>
          <table:table-cell table:style-name="ACE-101" table:content-validation-name="VAL-62" office:value-type="float" office:value="0.5">
            <text:p>0.5</text:p>
          </table:table-cell>
          <table:table-cell table:number-columns-repeated="1021" table:style-name="ACE-105"/>
          <table:table-cell table:style-name="Gnumeric-default" office:value-type="string">
            <text:p>that's not a core feature.</text:p>
          </table:table-cell>
        </table:table-row>
        <table:table-row table:style-name="AROW-5">
          <table:table-cell table:style-name="ACE-27" office:value-type="string">
            <text:p>New keytype: PSK (programmable subkeys - shared ownership)</text:p>
          </table:table-cell>
          <table:table-cell table:style-name="ACE-102" table:content-validation-name="VAL-63" office:value-type="float" office:value="8">
            <text:p>8</text:p>
          </table:table-cell>
          <table:table-cell table:number-columns-repeated="1021" table:style-name="ACE-105"/>
          <table:table-cell table:style-name="Gnumeric-default"/>
        </table:table-row>
        <table:table-row table:style-name="AROW-5">
          <table:table-cell table:style-name="ACE-27" office:value-type="string">
            <text:p>New keytype: RSK (revocable)</text:p>
          </table:table-cell>
          <table:table-cell table:style-name="ACE-103" table:content-validation-name="VAL-64" office:value-type="float" office:value="2">
            <text:p>2</text:p>
          </table:table-cell>
          <table:table-cell table:number-columns-repeated="1021" table:style-name="ACE-105"/>
          <table:table-cell table:style-name="Gnumeric-default"/>
        </table:table-row>
        <table:table-row table:style-name="AROW-0" table:number-rows-repeated="1048492">
          <table:table-cell table:number-columns-repeated="1024"/>
        </table:table-row>
        <table:named-expressions>
          <table:named-expression table:name="Print_Area" table:expression="of:=#REF!" table:base-cell-address="$'Sheet1'.$A$1"/>
          <table:named-expression table:name="Sheet_Title" table:expression="of:=&quot;Sheet1&quot;" table:base-cell-address="$'Sheet1'.$A$1"/>
        </table:named-expressions>
        <gnm:selections gnm:cursor-col="1023" gnm:cursor-row="83">
          <gnm:selection gnm:start-col="1023" gnm:start-row="83" gnm:end-col="1023" gnm:end-row="83"/>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0" number:grouping="false" number:min-integer-digits="1"/>
    </number:number-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64.008pt" style:use-optimal-column-width="true"/>
    </style:default-style>
    <style:default-style style:family="table-row">
      <style:table-row-properties style:row-height="12.837599999999998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0pt" svg:height="0pt" style:dynamic-spacing="true"/>
      </style:header-style>
      <style:footer-style>
        <style:header-footer-properties fo:border="none" style:shadow="none" fo:padding="0pt" fo:margin="0pt" fo:min-height="0pt" svg:height="0pt" style:dynamic-spacing="true"/>
      </style:footer-style>
    </style:page-layout>
  </office:automatic-styles>
  <office:master-styles>
    <style:master-page style:name="ta-mp-0" style:display-name="Sheet1" style:page-layout-name="pl-0">
      <style:header style:display="false">
        <style:region-left>
          <text:p/>
        </style:region-left>
        <style:region-center>
          <text:p><text:sheet-name/></text:p>
        </style:region-center>
        <style:region-right>
          <text:p/>
        </style:region-right>
      </style:header>
      <style:footer style:display="fals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6-09-06T18:33:08Z</dc:date>
    <meta:creation-date>2016-07-17T15:07:41Z</meta:creation-date>
    <meta:editing-cycles>0</meta:editing-cycles>
    <meta:editing-duration>P0D</meta:editing-duration>
    <meta:generator>gnumeric/1.12.31</meta:generator>
  </office:meta>
</office:document-meta>
</file>